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4.9484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border="0.0008in solid #000000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94bd5e" fo:border="0.0008in solid #000000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neric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racials</text:p>
          </table:table-cell>
          <table:table-cell office:value-type="string">
            <text:p>Implements racial abilities (gift of the naaru, etc.)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follow</text:p>
          </table:table-cell>
          <table:table-cell office:value-type="string">
            <text:p>Follow master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stay</text:p>
          </table:table-cell>
          <table:table-cell office:value-type="string">
            <text:p>Stay in one place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goaway</text:p>
          </table:table-cell>
          <table:table-cell office:value-type="string">
            <text:p>Flee from each oth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ps assist</text:p>
          </table:table-cell>
          <table:table-cell office:value-type="string">
            <text:p>Pick less threaten but more tanked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ssist</text:p>
          </table:table-cell>
          <table:table-cell office:value-type="string">
            <text:p>Pick less tanked and less threaten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oe</text:p>
          </table:table-cell>
          <table:table-cell office:value-type="string">
            <text:p>Tank assist every N seconds to tank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dps aoe</text:p>
          </table:table-cell>
          <table:table-cell office:value-type="string">
            <text:p>Dps assist every N seconds to dps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loot</text:p>
          </table:table-cell>
          <table:table-cell office:value-type="string">
            <text:p>Loot after combat automaticall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ote</text:p>
          </table:table-cell>
          <table:table-cell office:value-type="string">
            <text:p>Perform random emotes every N second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passive</text:p>
          </table:table-cell>
          <table:table-cell office:value-type="string">
            <text:p>Do not react on anything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low mana</text:p>
          </table:table-cell>
          <table:table-cell office:value-type="string">
            <text:p>Don't use (or use very seldom) mana consuming abilities</text:p>
          </table:table-cell>
          <table:table-cell table:style-name="ce5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food</text:p>
          </table:table-cell>
          <table:table-cell office:value-type="string">
            <text:p>Use food/water when low health/mana</text:p>
          </table:table-cell>
          <table:table-cell table:style-name="ce5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as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style-name="ce7" office:value-type="string">
            <text:p>Druid</text:p>
          </table:table-cell>
          <table:table-cell/>
          <table:table-cell office:value-type="string">
            <text:p>tank (or bear)</text:p>
          </table:table-cell>
          <table:table-cell office:value-type="string">
            <text:p>Use (dire) bear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cat</text:p>
          </table:table-cell>
          <table:table-cell office:value-type="string">
            <text:p>Use cat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 (or caster)</text:p>
          </table:table-cell>
          <table:table-cell office:value-type="string">
            <text:p>Use moonkin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Hunter</text:p>
          </table:table-cell>
          <table:table-cell/>
          <table:table-cell office:value-type="string">
            <text:p>dps</text:p>
          </table:table-cell>
          <table:table-cell office:value-type="string">
            <text:p>Make more damage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 office:value-type="string">
            <text:p>Use boost abilities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Mage</text:p>
          </table:table-cell>
          <table:table-cell/>
          <table:table-cell office:value-type="string">
            <text:p>frost</text:p>
          </table:table-cell>
          <table:table-cell office:value-type="string">
            <text:p>Use frost talents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aladin</text:p>
          </table:table-cell>
          <table:table-cell/>
          <table:table-cell office:value-type="string">
            <text:p>tank</text:p>
          </table:table-cell>
          <table:table-cell office:value-type="string">
            <text:p>Make more threat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table:style-name="Default"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riest</text:p>
          </table:table-cell>
          <table:table-cell/>
          <table:table-cell office:value-type="string">
            <text:p>heal</text:p>
          </table:table-cell>
          <table:table-cell office:value-type="string">
            <text:p>Heal party memebers and himself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Rogue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Shaman</text:p>
          </table:table-cell>
          <table:table-cell/>
          <table:table-cell office:value-type="string">
            <text:p>heal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lock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rior</text:p>
          </table:table-cell>
          <table:table-cell/>
          <table:table-cell office:value-type="string">
            <text:p>tank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 table:number-rows-repeated="6549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4">07/04/2010</text:date>, <text:time>17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25:35.65</meta:creation-date>
    <dc:date>2010-07-04T17:23:09.71</dc:date>
    <meta:editing-duration>PT00H12M46S</meta:editing-duration>
    <meta:editing-cycles>2</meta:editing-cycles>
    <meta:generator>OpenOffice.org/3.2$Win32 OpenOffice.org_project/320m12$Build-9483</meta:generator>
    <meta:document-statistic meta:table-count="2" meta:cell-count="80" meta:object-count="0"/>
  </office:meta>
</office:document-meta>
</file>